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rame_20_contents">
      <style:text-properties officeooo:rsid="000a0fa0" officeooo:paragraph-rsid="001bfd57"/>
    </style:style>
    <style:style style:name="P2" style:family="paragraph" style:parent-style-name="Frame_20_contents">
      <style:text-properties fo:font-size="14pt" style:text-underline-style="solid" style:text-underline-width="auto" style:text-underline-color="font-color" fo:font-weight="bold" officeooo:rsid="000a0fa0" officeooo:paragraph-rsid="001bfd57" style:font-size-asian="14pt" style:font-weight-asian="bold" style:font-size-complex="14pt" style:font-weight-complex="bold"/>
    </style:style>
    <style:style style:name="P3" style:family="paragraph" style:parent-style-name="Frame_20_contents">
      <style:text-properties fo:font-style="normal" officeooo:rsid="000a0fa0" officeooo:paragraph-rsid="001bfd57" style:font-style-asian="normal" style:font-style-complex="normal"/>
    </style:style>
    <style:style style:name="P4" style:family="paragraph" style:parent-style-name="Frame_20_contents">
      <style:text-properties fo:font-style="normal" officeooo:rsid="001d7f8b" officeooo:paragraph-rsid="001d7f8b" style:font-style-asian="normal" style:font-style-complex="normal"/>
    </style:style>
    <style:style style:name="P5" style:family="paragraph" style:parent-style-name="Frame_20_contents">
      <style:text-properties fo:font-style="normal" officeooo:rsid="002b945b" officeooo:paragraph-rsid="002b945b" style:font-style-asian="normal" style:font-style-complex="normal"/>
    </style:style>
    <style:style style:name="P6" style:family="paragraph" style:parent-style-name="Frame_20_contents">
      <style:text-properties style:text-underline-style="none" officeooo:rsid="002eebd3" officeooo:paragraph-rsid="002eebd3"/>
    </style:style>
    <style:style style:name="P7" style:family="paragraph" style:parent-style-name="Frame_20_contents">
      <style:text-properties officeooo:rsid="000a48ad" officeooo:paragraph-rsid="001bfd57"/>
    </style:style>
    <style:style style:name="P8" style:family="paragraph" style:parent-style-name="Frame_20_contents">
      <style:text-properties fo:font-weight="bold" officeooo:rsid="000a48ad" officeooo:paragraph-rsid="001bfd57" style:font-weight-asian="bold" style:font-weight-complex="bold"/>
    </style:style>
    <style:style style:name="P9" style:family="paragraph" style:parent-style-name="Frame_20_contents">
      <style:text-properties officeooo:rsid="00223fca" officeooo:paragraph-rsid="00223fca"/>
    </style:style>
    <style:style style:name="P10" style:family="paragraph" style:parent-style-name="Frame_20_contents">
      <style:text-properties officeooo:rsid="00223fca" officeooo:paragraph-rsid="0027a793"/>
    </style:style>
    <style:style style:name="P11" style:family="paragraph" style:parent-style-name="Frame_20_contents">
      <style:text-properties officeooo:rsid="002499e2" officeooo:paragraph-rsid="00223fca"/>
    </style:style>
    <style:style style:name="P12" style:family="paragraph" style:parent-style-name="Frame_20_contents">
      <style:text-properties officeooo:rsid="00291d7d" officeooo:paragraph-rsid="00291d7d"/>
    </style:style>
    <style:style style:name="P13" style:family="paragraph" style:parent-style-name="Frame_20_contents">
      <style:text-properties officeooo:rsid="002b4123" officeooo:paragraph-rsid="002b4123"/>
    </style:style>
    <style:style style:name="P14" style:family="paragraph" style:parent-style-name="Frame_20_contents">
      <style:text-properties officeooo:rsid="002b945b" officeooo:paragraph-rsid="002b945b"/>
    </style:style>
    <style:style style:name="P15" style:family="paragraph" style:parent-style-name="Frame_20_contents">
      <style:text-properties officeooo:rsid="000c2185" officeooo:paragraph-rsid="001bfd57"/>
    </style:style>
    <style:style style:name="P16" style:family="paragraph" style:parent-style-name="Header_20_right">
      <style:text-properties fo:font-size="18pt" style:text-underline-style="solid" style:text-underline-width="auto" style:text-underline-color="font-color" fo:font-weight="bold" officeooo:paragraph-rsid="001bfd57" style:font-size-asian="18pt" style:font-weight-asian="bold" style:font-size-complex="18pt" style:font-weight-complex="bold"/>
    </style:style>
    <style:style style:name="P17" style:family="paragraph" style:parent-style-name="Header_20_right">
      <style:text-properties officeooo:paragraph-rsid="001bfd57"/>
    </style:style>
    <style:style style:name="P18" style:family="paragraph" style:parent-style-name="Frame_20_contents">
      <style:text-properties fo:font-style="normal" officeooo:rsid="0028e4c0" officeooo:paragraph-rsid="0027a793" style:font-style-asian="normal" style:font-style-complex="normal"/>
    </style:style>
    <style:style style:name="P19" style:family="paragraph" style:parent-style-name="Frame_20_contents">
      <style:text-properties fo:font-style="normal" officeooo:rsid="002a142d" officeooo:paragraph-rsid="002b4123" style:font-style-asian="normal" style:font-style-complex="normal"/>
    </style:style>
    <style:style style:name="T1" style:family="text">
      <style:text-properties officeooo:rsid="001bfd57"/>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size="14pt" style:font-size-asian="14pt" style:font-size-complex="14pt"/>
    </style:style>
    <style:style style:name="T5" style:family="text">
      <style:text-properties fo:font-size="14pt" style:text-underline-style="none" fo:font-weight="bold" style:font-size-asian="14pt" style:font-weight-asian="bold" style:font-size-complex="14pt" style:font-weight-complex="bold"/>
    </style:style>
    <style:style style:name="T6" style:family="text">
      <style:text-properties officeooo:rsid="000a48ad"/>
    </style:style>
    <style:style style:name="T7" style:family="text">
      <style:text-properties fo:font-style="italic" style:font-style-asian="italic" style:font-style-complex="italic"/>
    </style:style>
    <style:style style:name="T8" style:family="text">
      <style:text-properties fo:font-style="italic" officeooo:rsid="001bfd57" style:font-style-asian="italic" style:font-style-complex="italic"/>
    </style:style>
    <style:style style:name="T9" style:family="text">
      <style:text-properties fo:font-style="italic" officeooo:rsid="002499e2" style:font-style-asian="italic" style:font-style-complex="italic"/>
    </style:style>
    <style:style style:name="T10" style:family="text">
      <style:text-properties fo:font-style="italic" officeooo:rsid="0025ee02" style:font-style-asian="italic" style:font-style-complex="italic"/>
    </style:style>
    <style:style style:name="T11" style:family="text">
      <style:text-properties fo:font-style="italic" officeooo:rsid="0028e4c0" style:font-style-asian="italic" style:font-style-complex="italic"/>
    </style:style>
    <style:style style:name="T12" style:family="text">
      <style:text-properties fo:font-style="italic" officeooo:rsid="002a142d" style:font-style-asian="italic" style:font-style-complex="italic"/>
    </style:style>
    <style:style style:name="T13" style:family="text">
      <style:text-properties fo:font-style="italic" officeooo:rsid="002b4123"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2499e2" style:font-style-asian="normal" style:font-style-complex="normal"/>
    </style:style>
    <style:style style:name="T16" style:family="text">
      <style:text-properties fo:font-style="normal" officeooo:rsid="0025ee02" style:font-style-asian="normal" style:font-style-complex="normal"/>
    </style:style>
    <style:style style:name="T17" style:family="text">
      <style:text-properties fo:font-style="normal" officeooo:rsid="0027a793" style:font-style-asian="normal" style:font-style-complex="normal"/>
    </style:style>
    <style:style style:name="T18" style:family="text">
      <style:text-properties fo:font-style="normal" officeooo:rsid="0028e4c0" style:font-style-asian="normal" style:font-style-complex="normal"/>
    </style:style>
    <style:style style:name="T19" style:family="text">
      <style:text-properties fo:font-style="normal" officeooo:rsid="002a142d" style:font-style-asian="normal" style:font-style-complex="normal"/>
    </style:style>
    <style:style style:name="T20" style:family="text">
      <style:text-properties officeooo:rsid="002d01af"/>
    </style:style>
    <style:style style:name="T21"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ICHE DE LECTURE</text:p>
      <text:p text:style-name="P17"/>
      <text:p text:style-name="P1"><text:span text:style-name="T2">Article </text:span>: <text:span text:style-name="T1">Representation Learning for Text-level Discourse Parsing.</text:span></text:p>
      <text:p text:style-name="P1"/>
      <text:p text:style-name="P1"><text:span text:style-name="T2">Auteurs </text:span>: <text:span text:style-name="T1">Yangfeng Ji , School of Interactive Computing , Georgia Institute of Technology</text:span> INRIA, <text:span text:style-name="T1">and Jacob Eisenstein , School of Interactive Computing , Georgia Institute of Technology.</text:span></text:p>
      <text:p text:style-name="P1"/>
      <text:p text:style-name="P1"><text:span text:style-name="T2">Nombre de Pages </text:span><text:span text:style-name="T3">:</text:span><text:span text:style-name="T6"> 12</text:span></text:p>
      <text:p text:style-name="P1"/>
      <text:p text:style-name="P1"><text:span text:style-name="T2">Mots clés :</text:span> Traitement automatique du langage naturel, analyse du discours, apprentissage automatique, <text:span text:style-name="T1">Shift Reduce, Projection linéaire, apprentissage par représentation,Large-Margin Learning</text:span>.</text:p>
      <text:p text:style-name="P1"/>
      <text:p text:style-name="P2">Structure de la publication :</text:p>
      <text:p text:style-name="P1"/>
      <text:p text:style-name="P1">1. Introduction</text:p>
      <text:p text:style-name="P1">2. <text:span text:style-name="T1">Model</text:span></text:p>
      <text:p text:style-name="P1"><text:tab/>1. <text:span text:style-name="T1">Shift-reduce discourse parsing</text:span></text:p>
      <text:p text:style-name="P1"><text:tab/>2. <text:span text:style-name="T1">Discourse parsing with projected features</text:span></text:p>
      <text:p text:style-name="P1"><text:tab/><text:span text:style-name="T1">3. Special forms of the projection matrix</text:span></text:p>
      <text:p text:style-name="P1">3. <text:span text:style-name="T1">Large-Margin Learning Framework</text:span></text:p>
      <text:p text:style-name="P1"><text:tab/>1. <text:span text:style-name="T8">Learning Projection Matrix A</text:span></text:p>
      <text:p text:style-name="P3"><text:tab/>2. <text:span text:style-name="T1">Gradient-based Learning for A</text:span></text:p>
      <text:p text:style-name="P3">4. <text:span text:style-name="T1">Implementation</text:span></text:p>
      <text:p text:style-name="P3"><text:tab/><text:span text:style-name="T1">1. Parameters and Initialization</text:span></text:p>
      <text:p text:style-name="P3"><text:tab/><text:span text:style-name="T1">2. Additional features</text:span></text:p>
      <text:p text:style-name="P3">5. <text:span text:style-name="T1">Experiments</text:span></text:p>
      <text:p text:style-name="P3"><text:tab/>1. <text:span text:style-name="T1">Experimental Setup</text:span></text:p>
      <text:p text:style-name="P3"><text:tab/>2. <text:span text:style-name="T1">Experimental Results</text:span> </text:p>
      <text:p text:style-name="P3"><text:tab/>3. <text:span text:style-name="T1">Analysis of Projection Matrix</text:span></text:p>
      <text:p text:style-name="P3">6. <text:span text:style-name="T1">Related Work</text:span></text:p>
      <text:p text:style-name="P4">7. Conclusion</text:p>
      <text:p text:style-name="P1"/>
      <text:p text:style-name="P15"/>
      <text:p text:style-name="P7"/>
      <text:p text:style-name="P8"><text:span text:style-name="T3">Résumé</text:span><text:span text:style-name="T4"> </text:span>: </text:p>
      <text:p text:style-name="P9">Le 'text-level discourse parsing', consiste à construire une structure de dépendances (ici un arbre) représentant les différentes relations entre les unités de discours élémentaires (EDU) d'un texte. Cet article propose de répondre à la problématique en apprenant une transformation depuis une représentation <text:span text:style-name="T7">'Bag of words'</text:span><text:span text:style-name="T14"> vers la représentation d'un espace latent dans lequel les relations entre EDU deviennent plus évidentes, tout en apprenant à prédire des structures discursives basées sur cette même représentation latente des features lexicaux.</text:span></text:p>
      <text:p text:style-name="P11"/>
      <text:p text:style-name="P10"><text:span text:style-name="T14">Pour ce faire, l'auteur </text:span><text:span text:style-name="T15">utilise le </text:span><text:span text:style-name="T9">shift-reduce parsing : </text:span><text:span text:style-name="T15">a chaque étape du parsing, l'on garde en mémoire une pile initialement vide, et une file, avec le premier EDU au début de la file. Le parseur décide donc de faire l'action de </text:span><text:span text:style-name="T9">shift</text:span><text:span text:style-name="T15">, qui consiste à mettre le premier élément de la file dans la pile, ou l'action de </text:span><text:span text:style-name="T9">reduce, </text:span><text:span text:style-name="T15">où l'on affecte une relation </text:span><text:span text:style-name="T16">et une hiérarchie (Noyau, Satellite) </text:span><text:span text:style-name="T15">aux deux éléments de la file. </text:span><text:span text:style-name="T16">Choisir une action appropriée est perçue comme un problème de classification, où l'on cherche l'action qui va maximiser une métrique prédéfinie. La métrique choisie dans cet article est le produit scalaire entre le vecteur caractérisant l'action et la fonction de représentation des trois EDUs mis en relation durant une étape du parsing. La fonction de représentation n'est rien </text:span><text:soft-page-break/><text:span text:style-name="T16">d'autre qu'une projection linéaire de la représentation de trois EDU (représentation Bag-of-words) dans un espace latent. L'auteur propose trois formes de projections linéaires différentes : </text:span><text:span text:style-name="T10">general forme, concatenation form, difference form</text:span><text:span text:style-name="T16">, qui ont pour but de capturer différentes subtilités. </text:span></text:p>
      <text:p text:style-name="P10"/>
      <text:p text:style-name="P10"><text:span text:style-name="T17">L'apprentissage de la projection linéaire, ainsi que la représention de</text:span><text:span text:style-name="T18">s</text:span><text:span text:style-name="T17"> action</text:span><text:span text:style-name="T18">s possibles </text:span><text:span text:style-name="T17">est nécéssaire. L'auteur propose donc d'appliquer le </text:span><text:span text:style-name="T11">Large-Margin Learning Framework. </text:span><text:span text:style-name="T18">La projection linéaire est fixée durant l'étape de minimisation de la fonction de cout (problème de type SVM), et à chaque itération, recalculée.</text:span></text:p>
      <text:p text:style-name="P18"/>
      <text:p text:style-name="P12">Ces actions de <text:span text:style-name="T7">shi</text:span><text:span text:style-name="T13">f</text:span><text:span text:style-name="T7">t-reduce</text:span><text:span text:style-name="T14"> représentent l'arbre discursif. Chaque EDU n'a que pour paramètre sa représentation projetée dans l'espace latent. Afin de tirer le maximum d'informations des EDU, l'auteur introduit l'usage de d'autres features, comme les mots aux extrémités des EDU, leur POS tagging, ou encore </text:span><text:span text:style-name="T19">l</text:span><text:span text:style-name="T14">e </text:span><text:span text:style-name="T12">Head word </text:span><text:span text:style-name="T19">d'un EDU. </text:span></text:p>
      <text:p text:style-name="P13"/>
      <text:p text:style-name="P14">L'évaluation est faite sur le <text:span text:style-name="T7">RST Discourse Treebank</text:span><text:span text:style-name="T14">, avec 385 documents, (dont 347 de données train et 38 de données test). Un preprocessing est fait : pour des relations non-binaires, un branchement à droite est choisi, et pour des relations multinucléaires, l'on choisi l'EDU de gauche pour être l'EDU </text:span><text:span text:style-name="T7">head. </text:span></text:p>
      <text:p text:style-name="P14"/>
      <text:p text:style-name="P5">L'analyse des résultats est faite, et est confrontée à divers modèles de l'état de l'art. En fonction de la dimension de l'espace latent, il y a une variation des performances pour la prédiction de la nucléarité, des relations, et de <text:span text:style-name="T20">la structure de l'arbre. L'espace latent, avec certains mots sont ensuite affichés à l'aide de la t-SNE visualisation. Les résultats présentent une amélioration nette de 6 % sur les relations, et de 2,5 % en nucléarité au score de F-mesure par rapport au modèles de l'état de l'art. </text:span></text:p>
      <text:p text:style-name="P19"/>
      <text:p text:style-name="P7"/>
      <text:p text:style-name="P7"><text:span text:style-name="T2">Analyse et commentaires </text:span><text:span text:style-name="T5">:</text:span></text:p>
      <text:p text:style-name="P7"/>
      <text:p text:style-name="P6">Les traitements et features surfaciques semblent ne pas refléter correctement les différentes lexicalisations utilisés dans l'analyse du discours. L'apprentissage discriminant de features latents dans le but d'un parsing discursif peu être vu comme <text:span text:style-name="T14">un apprentissage de représentation. Ces méthodes dites </text:span><text:span text:style-name="T7">Deep </text:span><text:span text:style-name="T14">semblent être mieux adapté au problème pos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19:53:51.575587020</meta:creation-date>
    <dc:date>2016-02-21T00:11:34.713539252</dc:date>
    <meta:editing-duration>PT4H32S</meta:editing-duration>
    <meta:editing-cycles>12</meta:editing-cycles>
    <meta:generator>LibreOffice/4.2.8.2$Linux_X86_64 LibreOffice_project/420m0$Build-2</meta:generator>
    <meta:document-statistic meta:table-count="0" meta:image-count="0" meta:object-count="0" meta:page-count="2" meta:paragraph-count="32" meta:word-count="669" meta:character-count="4470" meta:non-whitespace-character-count="3816"/>
  </office:meta>
</office:document-meta>
</file>